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5.0831in" svg:y="0.1043in">
            <draw:object draw:notify-on-update-of-ranges="Sheet1.G23:Sheet1.G28 Sheet1.F23:Sheet1.F23 Sheet1.C1:Sheet1.C7 Sheet1.F24:Sheet1.F24 Sheet1.C8:Sheet1.C14 Sheet1.F25:Sheet1.F25 Sheet1.C15:Sheet1.C21 Sheet1.F26:Sheet1.F26 Sheet1.C22:Sheet1.C28 Sheet1.F27:Sheet1.F27 Sheet1.C29:Sheet1.C35 Sheet1.F28:Sheet1.F28 Sheet1.C36:Sheet1.C42 Sheet1.F29:Sheet1.F29 Sheet1.C43:Sheet1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0563in" svg:height="3.5453in" svg:x="11.7283in" svg:y="0.137in">
            <draw:object draw:notify-on-update-of-ranges="Sheet1.G23:Sheet1.G28 Sheet1.F25:Sheet1.F25 Sheet1.C15:Sheet1.C21 Sheet1.F26:Sheet1.F26 Sheet1.C22:Sheet1.C28 Sheet1.F27:Sheet1.F27 Sheet1.C29:Sheet1.C35 Sheet1.F28:Sheet1.F28 Sheet1.C36:Sheet1.C42 Sheet1.F29:Sheet1.F29 Sheet1.C43:Sheet1.C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8/16</text:p>
          </table:table-cell>
          <table:table-cell office:value-type="float" office:value="68.4" calcext:value-type="float">
            <text:p>68.4</text:p>
          </table:table-cell>
          <table:table-cell office:value-type="float" office:value="68.2" calcext:value-type="float">
            <text:p>68.2</text:p>
          </table:table-cell>
          <table:table-cell office:value-type="float" office:value="11126619" calcext:value-type="float">
            <text:p>1112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/6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5133529" calcext:value-type="float">
            <text:p>513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/512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1285314" calcext:value-type="float">
            <text:p>1285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/4096</text:p>
          </table:table-cell>
          <table:table-cell office:value-type="float" office:value="3666" calcext:value-type="float">
            <text:p>3666</text:p>
          </table:table-cell>
          <table:table-cell office:value-type="float" office:value="3663" calcext:value-type="float">
            <text:p>3663</text:p>
          </table:table-cell>
          <table:table-cell office:value-type="float" office:value="192516" calcext:value-type="float">
            <text:p>192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/32768</text:p>
          </table:table-cell>
          <table:table-cell office:value-type="float" office:value="29866" calcext:value-type="float">
            <text:p>29866</text:p>
          </table:table-cell>
          <table:table-cell office:value-type="float" office:value="29838" calcext:value-type="float">
            <text:p>29838</text:p>
          </table:table-cell>
          <table:table-cell office:value-type="float" office:value="23578" calcext:value-type="float">
            <text:p>23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/262144</text:p>
          </table:table-cell>
          <table:table-cell office:value-type="float" office:value="226333" calcext:value-type="float">
            <text:p>226333</text:p>
          </table:table-cell>
          <table:table-cell office:value-type="float" office:value="226122" calcext:value-type="float">
            <text:p>226122</text:p>
          </table:table-cell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/524288</text:p>
          </table:table-cell>
          <table:table-cell office:value-type="float" office:value="678713" calcext:value-type="float">
            <text:p>678713</text:p>
          </table:table-cell>
          <table:table-cell office:value-type="float" office:value="676426" calcext:value-type="float">
            <text:p>676426</text:p>
          </table:table-cell>
          <table:table-cell office:value-type="float" office:value="1471" calcext:value-type="float">
            <text:p>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16</text:p>
          </table:table-cell>
          <table:table-cell office:value-type="float" office:value="38.1" calcext:value-type="float">
            <text:p>38.1</text:p>
          </table:table-cell>
          <table:table-cell office:value-type="float" office:value="38" calcext:value-type="float">
            <text:p>38</text:p>
          </table:table-cell>
          <table:table-cell office:value-type="float" office:value="18322028" calcext:value-type="float">
            <text:p>1832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6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6449918" calcext:value-type="float">
            <text:p>6449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512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1689224" calcext:value-type="float">
            <text:p>1689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4096</text:p>
          </table:table-cell>
          <table:table-cell office:value-type="float" office:value="2511" calcext:value-type="float">
            <text:p>2511</text:p>
          </table:table-cell>
          <table:table-cell office:value-type="float" office:value="2510" calcext:value-type="float">
            <text:p>2510</text:p>
          </table:table-cell>
          <table:table-cell office:value-type="float" office:value="279299" calcext:value-type="float">
            <text:p>279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32768</text:p>
          </table:table-cell>
          <table:table-cell office:value-type="float" office:value="22059" calcext:value-type="float">
            <text:p>22059</text:p>
          </table:table-cell>
          <table:table-cell office:value-type="float" office:value="22027" calcext:value-type="float">
            <text:p>22027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262144</text:p>
          </table:table-cell>
          <table:table-cell office:value-type="float" office:value="156188" calcext:value-type="float">
            <text:p>156188</text:p>
          </table:table-cell>
          <table:table-cell office:value-type="float" office:value="156076" calcext:value-type="float">
            <text:p>156076</text:p>
          </table:table-cell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6/524288</text:p>
          </table:table-cell>
          <table:table-cell office:value-type="float" office:value="444188" calcext:value-type="float">
            <text:p>444188</text:p>
          </table:table-cell>
          <table:table-cell office:value-type="float" office:value="410985" calcext:value-type="float">
            <text:p>410985</text:p>
          </table:table-cell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16</text:p>
          </table:table-cell>
          <table:table-cell office:value-type="float" office:value="41.1" calcext:value-type="float">
            <text:p>41.1</text:p>
          </table:table-cell>
          <table:table-cell office:value-type="float" office:value="38.8" calcext:value-type="float">
            <text:p>38.8</text:p>
          </table:table-cell>
          <table:table-cell office:value-type="float" office:value="18194010" calcext:value-type="float">
            <text:p>18194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64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6028638" calcext:value-type="float">
            <text:p>6028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512</text:p>
          </table:table-cell>
          <table:table-cell office:value-type="float" office:value="380" calcext:value-type="float">
            <text:p>380</text:p>
          </table:table-cell>
          <table:table-cell office:value-type="float" office:value="369" calcext:value-type="float">
            <text:p>369</text:p>
          </table:table-cell>
          <table:table-cell office:value-type="float" office:value="1892148" calcext:value-type="float">
            <text:p>1892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4096</text:p>
          </table:table-cell>
          <table:table-cell office:value-type="float" office:value="2434" calcext:value-type="float">
            <text:p>2434</text:p>
          </table:table-cell>
          <table:table-cell office:value-type="float" office:value="2426" calcext:value-type="float">
            <text:p>2426</text:p>
          </table:table-cell>
          <table:table-cell office:value-type="float" office:value="324389" calcext:value-type="float">
            <text:p>324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32768</text:p>
          </table:table-cell>
          <table:table-cell office:value-type="float" office:value="17048" calcext:value-type="float">
            <text:p>17048</text:p>
          </table:table-cell>
          <table:table-cell office:value-type="float" office:value="17038" calcext:value-type="float">
            <text:p>17038</text:p>
          </table:table-cell>
          <table:table-cell office:value-type="float" office:value="37324" calcext:value-type="float">
            <text:p>37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262144</text:p>
          </table:table-cell>
          <table:table-cell office:value-type="float" office:value="137733" calcext:value-type="float">
            <text:p>137733</text:p>
          </table:table-cell>
          <table:table-cell office:value-type="float" office:value="137652" calcext:value-type="float">
            <text:p>137652</text:p>
          </table:table-cell>
          <table:table-cell office:value-type="float" office:value="5064" calcext:value-type="float">
            <text:p>5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2/524288</text:p>
          </table:table-cell>
          <table:table-cell office:value-type="float" office:value="288141" calcext:value-type="float">
            <text:p>288141</text:p>
          </table:table-cell>
          <table:table-cell office:value-type="float" office:value="287938" calcext:value-type="float">
            <text:p>287938</text:p>
          </table:table-cell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64/16</text:p>
          </table:table-cell>
          <table:table-cell table:number-columns-repeated="2" office:value-type="float" office:value="37.8" calcext:value-type="float">
            <text:p>37.8</text:p>
          </table:table-cell>
          <table:table-cell office:value-type="float" office:value="17984886" calcext:value-type="float">
            <text:p>17984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64/64</text:p>
          </table:table-cell>
          <table:table-cell office:value-type="float" office:value="93.4" calcext:value-type="float">
            <text:p>93.4</text:p>
          </table:table-cell>
          <table:table-cell office:value-type="float" office:value="93.3" calcext:value-type="float">
            <text:p>93.3</text:p>
          </table:table-cell>
          <table:table-cell office:value-type="float" office:value="7376790" calcext:value-type="float">
            <text:p>7376790</text:p>
          </table:table-cell>
          <table:table-cell/>
          <table:table-cell office:value-type="string" calcext:value-type="string">
            <text:p>K=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64/512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739028" calcext:value-type="float">
            <text:p>1739028</text:p>
          </table:table-cell>
          <table:table-cell/>
          <table:table-cell office:value-type="string" calcext:value-type="string">
            <text:p>K=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64/4096</text:p>
          </table:table-cell>
          <table:table-cell office:value-type="float" office:value="2196" calcext:value-type="float">
            <text:p>2196</text:p>
          </table:table-cell>
          <table:table-cell office:value-type="float" office:value="2193" calcext:value-type="float">
            <text:p>2193</text:p>
          </table:table-cell>
          <table:table-cell office:value-type="float" office:value="355885" calcext:value-type="float">
            <text:p>355885</text:p>
          </table:table-cell>
          <table:table-cell/>
          <table:table-cell office:value-type="string" calcext:value-type="string">
            <text:p>K=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K64/32768</text:p>
          </table:table-cell>
          <table:table-cell office:value-type="float" office:value="15813" calcext:value-type="float">
            <text:p>15813</text:p>
          </table:table-cell>
          <table:table-cell office:value-type="float" office:value="15804" calcext:value-type="float">
            <text:p>15804</text:p>
          </table:table-cell>
          <table:table-cell office:value-type="float" office:value="39585" calcext:value-type="float">
            <text:p>39585</text:p>
          </table:table-cell>
          <table:table-cell/>
          <table:table-cell office:value-type="string" calcext:value-type="string">
            <text:p>K=6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K64/262144</text:p>
          </table:table-cell>
          <table:table-cell office:value-type="float" office:value="116605" calcext:value-type="float">
            <text:p>116605</text:p>
          </table:table-cell>
          <table:table-cell office:value-type="float" office:value="116537" calcext:value-type="float">
            <text:p>116537</text:p>
          </table:table-cell>
          <table:table-cell office:value-type="float" office:value="6228" calcext:value-type="float">
            <text:p>6228</text:p>
          </table:table-cell>
          <table:table-cell/>
          <table:table-cell office:value-type="string" calcext:value-type="string">
            <text:p>K=12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K64/524288</text:p>
          </table:table-cell>
          <table:table-cell office:value-type="float" office:value="294516" calcext:value-type="float">
            <text:p>294516</text:p>
          </table:table-cell>
          <table:table-cell office:value-type="float" office:value="294147" calcext:value-type="float">
            <text:p>294147</text:p>
          </table:table-cell>
          <table:table-cell office:value-type="float" office:value="2878" calcext:value-type="float">
            <text:p>2878</text:p>
          </table:table-cell>
          <table:table-cell/>
          <table:table-cell office:value-type="string" calcext:value-type="string">
            <text:p>K=256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K128/16</text:p>
          </table:table-cell>
          <table:table-cell office:value-type="float" office:value="38.6" calcext:value-type="float">
            <text:p>38.6</text:p>
          </table:table-cell>
          <table:table-cell office:value-type="float" office:value="38.5" calcext:value-type="float">
            <text:p>38.5</text:p>
          </table:table-cell>
          <table:table-cell office:value-type="float" office:value="16624936" calcext:value-type="float">
            <text:p>16624936</text:p>
          </table:table-cell>
          <table:table-cell/>
          <table:table-cell office:value-type="string" calcext:value-type="string">
            <text:p>K=512</text:p>
          </table:table-cell>
          <table:table-cell/>
        </table:table-row>
        <table:table-row table:style-name="ro1">
          <table:table-cell office:value-type="string" calcext:value-type="string">
            <text:p>K128/64</text:p>
          </table:table-cell>
          <table:table-cell office:value-type="float" office:value="92.7" calcext:value-type="float">
            <text:p>92.7</text:p>
          </table:table-cell>
          <table:table-cell office:value-type="float" office:value="92.6" calcext:value-type="float">
            <text:p>92.6</text:p>
          </table:table-cell>
          <table:table-cell office:value-type="float" office:value="7432643" calcext:value-type="float">
            <text:p>7432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28/512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1847784" calcext:value-type="float">
            <text:p>1847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28/4096</text:p>
          </table:table-cell>
          <table:table-cell office:value-type="float" office:value="2426" calcext:value-type="float">
            <text:p>2426</text:p>
          </table:table-cell>
          <table:table-cell office:value-type="float" office:value="2423" calcext:value-type="float">
            <text:p>2423</text:p>
          </table:table-cell>
          <table:table-cell office:value-type="float" office:value="290809" calcext:value-type="float">
            <text:p>290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28/32768</text:p>
          </table:table-cell>
          <table:table-cell office:value-type="float" office:value="15353" calcext:value-type="float">
            <text:p>15353</text:p>
          </table:table-cell>
          <table:table-cell office:value-type="float" office:value="15343" calcext:value-type="float">
            <text:p>15343</text:p>
          </table:table-cell>
          <table:table-cell office:value-type="float" office:value="36529" calcext:value-type="float">
            <text:p>36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28/262144</text:p>
          </table:table-cell>
          <table:table-cell office:value-type="float" office:value="113699" calcext:value-type="float">
            <text:p>113699</text:p>
          </table:table-cell>
          <table:table-cell office:value-type="float" office:value="113624" calcext:value-type="float">
            <text:p>113624</text:p>
          </table:table-cell>
          <table:table-cell office:value-type="float" office:value="6251" calcext:value-type="float">
            <text:p>6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28/524288</text:p>
          </table:table-cell>
          <table:table-cell office:value-type="float" office:value="274374" calcext:value-type="float">
            <text:p>274374</text:p>
          </table:table-cell>
          <table:table-cell office:value-type="float" office:value="273923" calcext:value-type="float">
            <text:p>273923</text:p>
          </table:table-cell>
          <table:table-cell office:value-type="float" office:value="3319" calcext:value-type="float">
            <text:p>3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16</text:p>
          </table:table-cell>
          <table:table-cell table:number-columns-repeated="2" office:value-type="float" office:value="38.1" calcext:value-type="float">
            <text:p>38.1</text:p>
          </table:table-cell>
          <table:table-cell office:value-type="float" office:value="17375930" calcext:value-type="float">
            <text:p>1737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64</text:p>
          </table:table-cell>
          <table:table-cell table:number-columns-repeated="2" office:value-type="float" office:value="91.9" calcext:value-type="float">
            <text:p>91.9</text:p>
          </table:table-cell>
          <table:table-cell office:value-type="float" office:value="7349143" calcext:value-type="float">
            <text:p>7349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512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float" office:value="982690" calcext:value-type="float">
            <text:p>98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4096</text:p>
          </table:table-cell>
          <table:table-cell office:value-type="float" office:value="2145" calcext:value-type="float">
            <text:p>2145</text:p>
          </table:table-cell>
          <table:table-cell office:value-type="float" office:value="2143" calcext:value-type="float">
            <text:p>2143</text:p>
          </table:table-cell>
          <table:table-cell office:value-type="float" office:value="336792" calcext:value-type="float">
            <text:p>33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32768</text:p>
          </table:table-cell>
          <table:table-cell office:value-type="float" office:value="15674" calcext:value-type="float">
            <text:p>15674</text:p>
          </table:table-cell>
          <table:table-cell office:value-type="float" office:value="15649" calcext:value-type="float">
            <text:p>15649</text:p>
          </table:table-cell>
          <table:table-cell office:value-type="float" office:value="50180" calcext:value-type="float">
            <text:p>50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262144</text:p>
          </table:table-cell>
          <table:table-cell office:value-type="float" office:value="101461" calcext:value-type="float">
            <text:p>101461</text:p>
          </table:table-cell>
          <table:table-cell office:value-type="float" office:value="101389" calcext:value-type="float">
            <text:p>101389</text:p>
          </table:table-cell>
          <table:table-cell office:value-type="float" office:value="6858" calcext:value-type="float">
            <text:p>6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56/524288</text:p>
          </table:table-cell>
          <table:table-cell office:value-type="float" office:value="206278" calcext:value-type="float">
            <text:p>206278</text:p>
          </table:table-cell>
          <table:table-cell office:value-type="float" office:value="206151" calcext:value-type="float">
            <text:p>206151</text:p>
          </table:table-cell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16</text:p>
          </table:table-cell>
          <table:table-cell table:number-columns-repeated="2" office:value-type="float" office:value="47.3" calcext:value-type="float">
            <text:p>47.3</text:p>
          </table:table-cell>
          <table:table-cell office:value-type="float" office:value="16794636" calcext:value-type="float">
            <text:p>16794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64</text:p>
          </table:table-cell>
          <table:table-cell table:number-columns-repeated="2" office:value-type="float" office:value="93.9" calcext:value-type="float">
            <text:p>93.9</text:p>
          </table:table-cell>
          <table:table-cell office:value-type="float" office:value="7266029" calcext:value-type="float">
            <text:p>7266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512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1122358" calcext:value-type="float">
            <text:p>1122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4096</text:p>
          </table:table-cell>
          <table:table-cell office:value-type="float" office:value="2561" calcext:value-type="float">
            <text:p>2561</text:p>
          </table:table-cell>
          <table:table-cell office:value-type="float" office:value="2560" calcext:value-type="float">
            <text:p>2560</text:p>
          </table:table-cell>
          <table:table-cell office:value-type="float" office:value="271899" calcext:value-type="float">
            <text:p>271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32768</text:p>
          </table:table-cell>
          <table:table-cell office:value-type="float" office:value="13049" calcext:value-type="float">
            <text:p>13049</text:p>
          </table:table-cell>
          <table:table-cell office:value-type="float" office:value="13041" calcext:value-type="float">
            <text:p>13041</text:p>
          </table:table-cell>
          <table:table-cell office:value-type="float" office:value="54262" calcext:value-type="float">
            <text:p>54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262144</text:p>
          </table:table-cell>
          <table:table-cell office:value-type="float" office:value="114966" calcext:value-type="float">
            <text:p>114966</text:p>
          </table:table-cell>
          <table:table-cell office:value-type="float" office:value="114860" calcext:value-type="float">
            <text:p>114860</text:p>
          </table:table-cell>
          <table:table-cell office:value-type="float" office:value="5225" calcext:value-type="float">
            <text:p>5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12/524288</text:p>
          </table:table-cell>
          <table:table-cell office:value-type="float" office:value="192245" calcext:value-type="float">
            <text:p>192245</text:p>
          </table:table-cell>
          <table:table-cell office:value-type="float" office:value="192132" calcext:value-type="float">
            <text:p>192132</text:p>
          </table:table-cell>
          <table:table-cell office:value-type="float" office:value="3719" calcext:value-type="float">
            <text:p>37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1T21:58:02.694068135</meta:creation-date>
    <dc:date>2020-09-02T00:06:44.404192127</dc:date>
    <meta:editing-duration>PT7M52S</meta:editing-duration>
    <meta:editing-cycles>1</meta:editing-cycles>
    <meta:document-statistic meta:table-count="1" meta:cell-count="209" meta:object-count="2"/>
    <meta:generator>LibreOffice/7.0.0.3$Linux_X86_64 LibreOffice_project/00$Build-3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96cm" svg:y="0.426cm" style:legend-expansion="custom" svg:width="1.954cm" svg:height="2.911cm" style:legend-expansion-aspect-ratio="0.671246994160082" chart:style-name="ch2"/>
        <chart:plot-area chart:style-name="ch3" table:cell-range-address="Sheet1.G23:Sheet1.G28 Sheet1.F23:Sheet1.F29 Sheet1.C1:Sheet1.C49" chart:data-source-has-labels="both" svg:x="0.319cm" svg:y="0.18cm" svg:width="13.011cm" svg:height="8.646cm">
          <chart:coordinate-region svg:x="1.681cm" svg:y="0.354cm" svg:width="11.649cm" svg:height="7.878cm"/>
          <chart:axis chart:dimension="x" chart:name="primary-x" chart:style-name="ch4" chartooo:axis-type="auto">
            <chartooo:date-scale/>
            <chart:categories table:cell-range-address="Sheet1.G23:Sheet1.G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7" chart:label-cell-address="Sheet1.F23:Sheet1.F23" chart:class="chart:line">
            <chart:data-point chart:repeated="7"/>
          </chart:series>
          <chart:series chart:style-name="ch7" chart:values-cell-range-address="Sheet1.C8:Sheet1.C14" chart:label-cell-address="Sheet1.F24:Sheet1.F24" chart:class="chart:line">
            <chart:data-point chart:repeated="7"/>
          </chart:series>
          <chart:series chart:style-name="ch8" chart:values-cell-range-address="Sheet1.C15:Sheet1.C21" chart:label-cell-address="Sheet1.F25:Sheet1.F25" chart:class="chart:line">
            <chart:data-point chart:repeated="7"/>
          </chart:series>
          <chart:series chart:style-name="ch9" chart:values-cell-range-address="Sheet1.C22:Sheet1.C28" chart:label-cell-address="Sheet1.F26:Sheet1.F26" chart:class="chart:line">
            <chart:data-point chart:repeated="7"/>
          </chart:series>
          <chart:series chart:style-name="ch10" chart:values-cell-range-address="Sheet1.C29:Sheet1.C35" chart:label-cell-address="Sheet1.F27:Sheet1.F27" chart:class="chart:line">
            <chart:data-point chart:repeated="7"/>
          </chart:series>
          <chart:series chart:style-name="ch11" chart:values-cell-range-address="Sheet1.C36:Sheet1.C42" chart:label-cell-address="Sheet1.F28:Sheet1.F28" chart:class="chart:line">
            <chart:data-point chart:repeated="7"/>
          </chart:series>
          <chart:series chart:style-name="ch12" chart:values-cell-range-address="Sheet1.C43:Sheet1.C49" chart:label-cell-address="Sheet1.F29:Sheet1.F2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8</text:p>
                <draw:g>
                  <svg:desc>Sheet1.F23:Sheet1.F23</svg:desc>
                </draw:g>
              </table:table-cell>
              <table:table-cell office:value-type="string">
                <text:p>K=16</text:p>
                <draw:g>
                  <svg:desc>Sheet1.F24:Sheet1.F24</svg:desc>
                </draw:g>
              </table:table-cell>
              <table:table-cell office:value-type="string">
                <text:p>K=32</text:p>
                <draw:g>
                  <svg:desc>Sheet1.F25:Sheet1.F25</svg:desc>
                </draw:g>
              </table:table-cell>
              <table:table-cell office:value-type="string">
                <text:p>K=64</text:p>
                <draw:g>
                  <svg:desc>Sheet1.F26:Sheet1.F26</svg:desc>
                </draw:g>
              </table:table-cell>
              <table:table-cell office:value-type="string">
                <text:p>K=128</text:p>
                <draw:g>
                  <svg:desc>Sheet1.F27:Sheet1.F27</svg:desc>
                </draw:g>
              </table:table-cell>
              <table:table-cell office:value-type="string">
                <text:p>K=256</text:p>
                <draw:g>
                  <svg:desc>Sheet1.F28:Sheet1.F28</svg:desc>
                </draw:g>
              </table:table-cell>
              <table:table-cell office:value-type="string">
                <text:p>K=512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G23:Sheet1.G28</svg:desc>
                </draw:g>
              </table:table-cell>
              <table:table-cell office:value-type="float" office:value="68.2">
                <text:p>68.2</text:p>
                <draw:g>
                  <svg:desc>Sheet1.C1:Sheet1.C7</svg:desc>
                </draw:g>
              </table:table-cell>
              <table:table-cell office:value-type="float" office:value="38">
                <text:p>38</text:p>
                <draw:g>
                  <svg:desc>Sheet1.C8:Sheet1.C14</svg:desc>
                </draw:g>
              </table:table-cell>
              <table:table-cell office:value-type="float" office:value="38.8">
                <text:p>38.8</text:p>
                <draw:g>
                  <svg:desc>Sheet1.C15:Sheet1.C21</svg:desc>
                </draw:g>
              </table:table-cell>
              <table:table-cell office:value-type="float" office:value="37.8">
                <text:p>37.8</text:p>
                <draw:g>
                  <svg:desc>Sheet1.C22:Sheet1.C28</svg:desc>
                </draw:g>
              </table:table-cell>
              <table:table-cell office:value-type="float" office:value="38.5">
                <text:p>38.5</text:p>
                <draw:g>
                  <svg:desc>Sheet1.C29:Sheet1.C35</svg:desc>
                </draw:g>
              </table:table-cell>
              <table:table-cell office:value-type="float" office:value="38.1">
                <text:p>38.1</text:p>
                <draw:g>
                  <svg:desc>Sheet1.C36:Sheet1.C42</svg:desc>
                </draw:g>
              </table:table-cell>
              <table:table-cell office:value-type="float" office:value="47.3">
                <text:p>47.3</text:p>
                <draw:g>
                  <svg:desc>Sheet1.C43:Sheet1.C4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4">
                <text:p>134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  <table:table-cell office:value-type="float" office:value="93.3">
                <text:p>93.3</text:p>
              </table:table-cell>
              <table:table-cell office:value-type="float" office:value="92.6">
                <text:p>92.6</text:p>
              </table:table-cell>
              <table:table-cell office:value-type="float" office:value="91.9">
                <text:p>91.9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38">
                <text:p>538</text:p>
              </table:table-cell>
              <table:table-cell office:value-type="float" office:value="414">
                <text:p>414</text:p>
              </table:table-cell>
              <table:table-cell office:value-type="float" office:value="369">
                <text:p>369</text:p>
              </table:table-cell>
              <table:table-cell office:value-type="float" office:value="394">
                <text:p>394</text:p>
              </table:table-cell>
              <table:table-cell office:value-type="float" office:value="374">
                <text:p>374</text:p>
              </table:table-cell>
              <table:table-cell office:value-type="float" office:value="638">
                <text:p>63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663">
                <text:p>3663</text:p>
              </table:table-cell>
              <table:table-cell office:value-type="float" office:value="2510">
                <text:p>2510</text:p>
              </table:table-cell>
              <table:table-cell office:value-type="float" office:value="2426">
                <text:p>2426</text:p>
              </table:table-cell>
              <table:table-cell office:value-type="float" office:value="2193">
                <text:p>2193</text:p>
              </table:table-cell>
              <table:table-cell office:value-type="float" office:value="2423">
                <text:p>2423</text:p>
              </table:table-cell>
              <table:table-cell office:value-type="float" office:value="2143">
                <text:p>2143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9838">
                <text:p>29838</text:p>
              </table:table-cell>
              <table:table-cell office:value-type="float" office:value="22027">
                <text:p>22027</text:p>
              </table:table-cell>
              <table:table-cell office:value-type="float" office:value="17038">
                <text:p>17038</text:p>
              </table:table-cell>
              <table:table-cell office:value-type="float" office:value="15804">
                <text:p>15804</text:p>
              </table:table-cell>
              <table:table-cell office:value-type="float" office:value="15343">
                <text:p>15343</text:p>
              </table:table-cell>
              <table:table-cell office:value-type="float" office:value="15649">
                <text:p>15649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26122">
                <text:p>226122</text:p>
              </table:table-cell>
              <table:table-cell office:value-type="float" office:value="156076">
                <text:p>156076</text:p>
              </table:table-cell>
              <table:table-cell office:value-type="float" office:value="137652">
                <text:p>137652</text:p>
              </table:table-cell>
              <table:table-cell office:value-type="float" office:value="116537">
                <text:p>116537</text:p>
              </table:table-cell>
              <table:table-cell office:value-type="float" office:value="113624">
                <text:p>113624</text:p>
              </table:table-cell>
              <table:table-cell office:value-type="float" office:value="101389">
                <text:p>101389</text:p>
              </table:table-cell>
              <table:table-cell office:value-type="float" office:value="114860">
                <text:p>114860</text:p>
              </table:table-cell>
            </table:table-row>
            <table:table-row>
              <table:table-cell office:value-type="string"/>
              <table:table-cell office:value-type="float" office:value="676426">
                <text:p>676426</text:p>
              </table:table-cell>
              <table:table-cell office:value-type="float" office:value="410985">
                <text:p>410985</text:p>
              </table:table-cell>
              <table:table-cell office:value-type="float" office:value="287938">
                <text:p>287938</text:p>
              </table:table-cell>
              <table:table-cell office:value-type="float" office:value="294147">
                <text:p>294147</text:p>
              </table:table-cell>
              <table:table-cell office:value-type="float" office:value="273923">
                <text:p>273923</text:p>
              </table:table-cell>
              <table:table-cell office:value-type="float" office:value="206151">
                <text:p>206151</text:p>
              </table:table-cell>
              <table:table-cell office:value-type="float" office:value="192132">
                <text:p>192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0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24cm" svg:height="9.006cm" xlink:href=".." xlink:type="simple" chart:class="chart:line" chart:style-name="ch1">
        <chart:legend chart:legend-position="end" svg:x="15.344cm" svg:y="0.426cm" style:legend-expansion="custom" svg:width="2.189cm" svg:height="2.911cm" style:legend-expansion-aspect-ratio="0.751975266231536" chart:style-name="ch2"/>
        <chart:plot-area chart:style-name="ch3" table:cell-range-address="Sheet1.G23:Sheet1.G28 Sheet1.F25:Sheet1.F29 Sheet1.C15:Sheet1.C49" chart:data-source-has-labels="both" svg:x="0.358cm" svg:y="0.18cm" svg:width="14.859cm" svg:height="8.646cm">
          <chart:coordinate-region svg:x="1.72cm" svg:y="0.354cm" svg:width="13.497cm" svg:height="7.878cm"/>
          <chart:axis chart:dimension="x" chart:name="primary-x" chart:style-name="ch4" chartooo:axis-type="text">
            <chart:categories table:cell-range-address="Sheet1.G23:Sheet1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5:Sheet1.C21" chart:label-cell-address="Sheet1.F25:Sheet1.F25" chart:class="chart:line">
            <chart:data-point chart:repeated="7"/>
          </chart:series>
          <chart:series chart:style-name="ch8" chart:values-cell-range-address="Sheet1.C22:Sheet1.C28" chart:label-cell-address="Sheet1.F26:Sheet1.F26" chart:class="chart:line">
            <chart:data-point chart:repeated="7"/>
          </chart:series>
          <chart:series chart:style-name="ch9" chart:values-cell-range-address="Sheet1.C29:Sheet1.C35" chart:label-cell-address="Sheet1.F27:Sheet1.F27" chart:class="chart:line">
            <chart:data-point chart:repeated="7"/>
          </chart:series>
          <chart:series chart:style-name="ch10" chart:values-cell-range-address="Sheet1.C36:Sheet1.C42" chart:label-cell-address="Sheet1.F28:Sheet1.F28" chart:class="chart:line">
            <chart:data-point chart:repeated="7"/>
          </chart:series>
          <chart:series chart:style-name="ch9" chart:values-cell-range-address="Sheet1.C43:Sheet1.C49" chart:label-cell-address="Sheet1.F29:Sheet1.F2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32</text:p>
                <draw:g>
                  <svg:desc>Sheet1.F25:Sheet1.F25</svg:desc>
                </draw:g>
              </table:table-cell>
              <table:table-cell office:value-type="string">
                <text:p>K=64</text:p>
                <draw:g>
                  <svg:desc>Sheet1.F26:Sheet1.F26</svg:desc>
                </draw:g>
              </table:table-cell>
              <table:table-cell office:value-type="string">
                <text:p>K=128</text:p>
                <draw:g>
                  <svg:desc>Sheet1.F27:Sheet1.F27</svg:desc>
                </draw:g>
              </table:table-cell>
              <table:table-cell office:value-type="string">
                <text:p>K=256</text:p>
                <draw:g>
                  <svg:desc>Sheet1.F28:Sheet1.F28</svg:desc>
                </draw:g>
              </table:table-cell>
              <table:table-cell office:value-type="string">
                <text:p>K=512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G23:Sheet1.G28</svg:desc>
                </draw:g>
              </table:table-cell>
              <table:table-cell office:value-type="float" office:value="38.8">
                <text:p>38.8</text:p>
                <draw:g>
                  <svg:desc>Sheet1.C15:Sheet1.C21</svg:desc>
                </draw:g>
              </table:table-cell>
              <table:table-cell office:value-type="float" office:value="37.8">
                <text:p>37.8</text:p>
                <draw:g>
                  <svg:desc>Sheet1.C22:Sheet1.C28</svg:desc>
                </draw:g>
              </table:table-cell>
              <table:table-cell office:value-type="float" office:value="38.5">
                <text:p>38.5</text:p>
                <draw:g>
                  <svg:desc>Sheet1.C29:Sheet1.C35</svg:desc>
                </draw:g>
              </table:table-cell>
              <table:table-cell office:value-type="float" office:value="38.1">
                <text:p>38.1</text:p>
                <draw:g>
                  <svg:desc>Sheet1.C36:Sheet1.C42</svg:desc>
                </draw:g>
              </table:table-cell>
              <table:table-cell office:value-type="float" office:value="47.3">
                <text:p>47.3</text:p>
                <draw:g>
                  <svg:desc>Sheet1.C43:Sheet1.C4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9">
                <text:p>119</text:p>
              </table:table-cell>
              <table:table-cell office:value-type="float" office:value="93.3">
                <text:p>93.3</text:p>
              </table:table-cell>
              <table:table-cell office:value-type="float" office:value="92.6">
                <text:p>92.6</text:p>
              </table:table-cell>
              <table:table-cell office:value-type="float" office:value="91.9">
                <text:p>91.9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69">
                <text:p>369</text:p>
              </table:table-cell>
              <table:table-cell office:value-type="float" office:value="394">
                <text:p>394</text:p>
              </table:table-cell>
              <table:table-cell office:value-type="float" office:value="374">
                <text:p>374</text:p>
              </table:table-cell>
              <table:table-cell office:value-type="float" office:value="638">
                <text:p>63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426">
                <text:p>2426</text:p>
              </table:table-cell>
              <table:table-cell office:value-type="float" office:value="2193">
                <text:p>2193</text:p>
              </table:table-cell>
              <table:table-cell office:value-type="float" office:value="2423">
                <text:p>2423</text:p>
              </table:table-cell>
              <table:table-cell office:value-type="float" office:value="2143">
                <text:p>2143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7038">
                <text:p>17038</text:p>
              </table:table-cell>
              <table:table-cell office:value-type="float" office:value="15804">
                <text:p>15804</text:p>
              </table:table-cell>
              <table:table-cell office:value-type="float" office:value="15343">
                <text:p>15343</text:p>
              </table:table-cell>
              <table:table-cell office:value-type="float" office:value="15649">
                <text:p>15649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7652">
                <text:p>137652</text:p>
              </table:table-cell>
              <table:table-cell office:value-type="float" office:value="116537">
                <text:p>116537</text:p>
              </table:table-cell>
              <table:table-cell office:value-type="float" office:value="113624">
                <text:p>113624</text:p>
              </table:table-cell>
              <table:table-cell office:value-type="float" office:value="101389">
                <text:p>101389</text:p>
              </table:table-cell>
              <table:table-cell office:value-type="float" office:value="114860">
                <text:p>114860</text:p>
              </table:table-cell>
            </table:table-row>
            <table:table-row>
              <table:table-cell office:value-type="string"/>
              <table:table-cell office:value-type="float" office:value="287938">
                <text:p>287938</text:p>
              </table:table-cell>
              <table:table-cell office:value-type="float" office:value="294147">
                <text:p>294147</text:p>
              </table:table-cell>
              <table:table-cell office:value-type="float" office:value="273923">
                <text:p>273923</text:p>
              </table:table-cell>
              <table:table-cell office:value-type="float" office:value="206151">
                <text:p>206151</text:p>
              </table:table-cell>
              <table:table-cell office:value-type="float" office:value="192132">
                <text:p>192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0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